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normal">
      <style:paragraph-properties fo:text-align="justify" style:justify-single-word="false"/>
      <style:text-properties style:font-name="Georgia" style:font-name-asian="Georgia1" style:font-name-complex="Georgia1"/>
    </style:style>
    <style:style style:name="P2" style:family="paragraph" style:parent-style-name="normal">
      <style:paragraph-properties fo:text-align="justify" style:justify-single-word="false"/>
    </style:style>
    <style:style style:name="T1" style:family="text">
      <style:text-properties style:font-name="Georgia" style:font-name-asian="Georgia1" style:font-name-complex="Georg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The Starcaster was a simple hotel. The building stood two stories tall at the end of town. It was an easy stop right off the main road. It was run down a bit, but that matched the rest of the town.</text:p>
      <text:p text:style-name="P1"><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1"><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1"><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1"><text:s text:c="5"/>He sighed. Great, no hot water for this trip. Oh well, could be worse. There could be no water at all.</text:p>
      <text:p text:style-name="P1"><text:s text:c="5"/>Crossing the bedroom, Eugene removed his robotic arm and plugged it in for the night. He settled down on the bed. The bed was a little lumpy. Something he expected upon coming to a lower income town. The pillow was lumpy as well. He would have to make due. Eugene hoped he could get his job over quickly and be home soon. He had no problems serving the capitol, Eugene just wished the outlying colonies were better kept up.</text:p>
      <text:p text:style-name="P1"><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1"><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1"><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raveled from the colonies to the capitol anymore. There weren’t enough resources and the journey took well over a month by foot. Eugene sighed. Another good thing about this place. They could stay in their old civilization all they wanted, as long as they </text:span><text:soft-page-break/><text:span text:style-name="T1">didn’t cause trouble in the capitol, they could live in peace.</text:span></text:p>
      <text:p text:style-name="P1"><text:s text:c="5"/>Setting the newspaper down a thought struck him. What if that’s what they wanted. What if all they wanted to do was live in peace? Putting aside the technology issues, all they wanted was to be left alone.</text:p>
      <text:p text:style-name="P1"><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1"><text:s text:c="5"/>Trying to get comfortable, Eugene attempted to sleep. Easier said than done. He felt a box spring poking through the mattress. It would be a restless night indeed.</text:p>
      <text:p text:style-name="P1"><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1"><text:s text:c="5"/>Eugene got out of bed and walked towards the window. He looked out at the street below. It was dark out still. The only lights were from the candle lit street lamps.</text:p>
      <text:p text:style-name="P1"><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1"><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1"><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1"><text:s text:c="5"/>That was just the facts, and he had to accept it.</text:p>
      <text:p text:style-name="P1"><text:s text:c="5"/>Looking back to the window, Eugene smiled. The cool air felt good. He took a deep breath and closed his eyes. So this is what these people hear at night. He mused. He felt at peace. It was a different peace than he was used to in the capitol. Eugene didn’t like different. He preferred things be a certain way. Change was something he never enjoyed.</text:p>
      <text:p text:style-name="P1"><text:s text:c="5"/>Eugene reminded himself that it was only an assignment. Before long he could go back home and be in his own bed. Be among the things in life that he enjoyed.</text:p>
      <text:p text:style-name="P1"><text:s text:c="5"/>Turning back to his bed, Eugene started to climb back in.</text:p>
      <text:p text:style-name="P1"><text:s text:c="5"/>That’s when he heard it.</text:p>
      <text:p text:style-name="P1"><text:s text:c="5"/>A woman screamed out for hel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left="0in" fo:margin-right="0in" fo:margin-top="0in" fo:margin-bottom="0in" style:contextual-spacing="false" fo:line-height="115%" fo:text-align="start" style:justify-single-word="false" fo:text-indent="0in" style:auto-text-indent="false"/>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style>
    <style:style style:name="Heading_20_1" style:display-name="Heading 1" style:family="paragraph" style:parent-style-name="normal" style:next-style-name="normal" style:class="text">
      <style:paragraph-properties fo:margin-top="0.3335in" fo:margin-bottom="0.0835in" style:contextual-spacing="false" fo:line-height="100%"/>
      <style:text-properties fo:font-size="18pt" fo:font-weight="bold" style:font-size-asian="18pt" style:font-weight-asian="bold"/>
    </style:style>
    <style:style style:name="Heading_20_2" style:display-name="Heading 2" style:family="paragraph" style:parent-style-name="normal" style:next-style-name="normal" style:class="text">
      <style:paragraph-properties fo:margin-top="0.25in" fo:margin-bottom="0.0555in" style:contextual-spacing="false" fo:line-height="100%"/>
      <style:text-properties fo:font-size="14pt" fo:font-weight="bold" style:font-size-asian="14pt" style:font-weight-asian="bold"/>
    </style:style>
    <style:style style:name="Heading_20_3" style:display-name="Heading 3" style:family="paragraph" style:parent-style-name="normal" style:next-style-name="normal" style:class="text">
      <style:paragraph-properties fo:margin-top="0.1945in" fo:margin-bottom="0.0555in" style:contextual-spacing="false" fo:line-height="100%"/>
      <style:text-properties fo:color="#666666" loext:opacity="100%" fo:font-size="12pt" fo:font-weight="bold" style:font-size-asian="12pt" style:font-weight-asian="bold"/>
    </style:style>
    <style:style style:name="Heading_20_4" style:display-name="Heading 4" style:family="paragraph" style:parent-style-name="normal" style:next-style-name="normal" style:class="text">
      <style:paragraph-properties fo:margin-top="0.1665in" fo:margin-bottom="0.028in" style:contextual-spacing="false" fo:line-height="100%"/>
      <style:text-properties fo:color="#666666" loext:opacity="100%" fo:font-size="11pt" fo:font-style="italic" style:font-size-asian="11pt" style:font-style-asian="italic"/>
    </style:style>
    <style:style style:name="Heading_20_5" style:display-name="Heading 5" style:family="paragraph" style:parent-style-name="normal" style:next-style-name="normal" style:class="text">
      <style:paragraph-properties fo:margin-top="0.1528in" fo:margin-bottom="0.028in" style:contextual-spacing="false" fo:line-height="100%"/>
      <style:text-properties fo:color="#666666" loext:opacity="100%" fo:font-size="10pt" fo:font-weight="bold" style:font-size-asian="10pt" style:font-weight-asian="bold"/>
    </style:style>
    <style:style style:name="Heading_20_6" style:display-name="Heading 6" style:family="paragraph" style:parent-style-name="normal" style:next-style-name="normal" style:class="text">
      <style:paragraph-properties fo:margin-top="0.139in" fo:margin-bottom="0.028in" style:contextual-spacing="false" fo:line-height="100%"/>
      <style:text-properties fo:color="#666666" loext:opacity="100%" fo:font-size="10pt" fo:font-style="italic" style:font-size-asian="10pt" style:font-style-asian="italic"/>
    </style:style>
    <style:style style:name="Title" style:family="paragraph" style:parent-style-name="normal" style:next-style-name="normal" style:class="chapter">
      <style:paragraph-properties fo:margin-top="0.3335in" fo:margin-bottom="0.0835in" style:contextual-spacing="false" fo:line-height="100%"/>
      <style:text-properties fo:font-size="36pt" fo:font-weight="bold" style:font-size-asian="36pt" style:font-weight-asian="bold"/>
    </style:style>
    <style:style style:name="Subtitle" style:family="paragraph" style:parent-style-name="normal" style:next-style-name="normal" style:class="chapter">
      <style:paragraph-properties fo:margin-top="0.25in" fo:margin-bottom="0.0555in" style:contextual-spacing="false" fo:line-height="100%"/>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02.docx</dc:title>
    <meta:generator>LibreOffice/7.4.1.2$Windows_X86_64 LibreOffice_project/3c58a8f3a960df8bc8fd77b461821e42c061c5f0</meta:generator>
    <dc:date>2022-10-10T13:25:31.623000000</dc:date>
    <meta:editing-duration>PT8M12S</meta:editing-duration>
    <meta:editing-cycles>2</meta:editing-cycles>
    <meta:document-statistic meta:table-count="0" meta:image-count="0" meta:object-count="0" meta:page-count="2" meta:paragraph-count="24" meta:word-count="1327" meta:character-count="7215" meta:non-whitespace-character-count="5792"/>
  </office:meta>
</office:document-meta>
</file>